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order-bottom="none" fo:border-left="none" fo:border-right="none" fo:border-top="1.5pt solid #000000"/>
    </style:style>
    <style:style style:name="ce2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" style:family="table-cell" style:parent-style-name="Default" style:data-style-name="N44">
      <style:table-cell-properties fo:border-bottom="none" fo:border-left="1.5pt solid #000000" fo:border-right="1.5pt solid #000000" fo:border-top="none"/>
    </style:style>
    <style:style style:name="ce4" style:family="table-cell" style:parent-style-name="Default">
      <style:table-cell-properties fo:border-bottom="none" fo:border-left="1.5pt solid #000000" fo:border-right="1.5pt solid #000000" fo:border-top="none"/>
    </style:style>
    <style:style style:name="ce5" style:family="table-cell" style:parent-style-name="Default">
      <style:table-cell-properties fo:border-bottom="none" fo:border-left="0.74pt solid #000000" fo:border-right="1.5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okup" table:style-name="ta1">
        <table:shapes>
          <draw:frame draw:z-index="0" draw:style-name="gr1" draw:text-style-name="P1" svg:width="159.99mm" svg:height="89.99mm" svg:x="214.44mm" svg:y="50.65mm">
            <loext:p draw:notify-on-update-of-ranges="Lookup.A25:Lookup.A34 Lookup.B24:Lookup.B24 Lookup.B25:Lookup.B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OOKUP TIME 300k triple variando il numero di elementi diversi</text:p>
          </table:table-cell>
          <table:table-cell table:number-columns-spanned="6" table:number-rows-spanned="1"/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4"/>
        </table:table-row>
        <table:table-row table:style-name="ro1">
          <table:table-cell/>
          <table:table-cell table:style-name="ce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style-name="ce5"/>
          <table:table-cell table:number-columns-repeated="4"/>
        </table:table-row>
        <table:table-row table:style-name="ro1" table:number-rows-repeated="6">
          <table:table-cell/>
          <table:table-cell table:style-name="ce4"/>
          <table:table-cell table:style-name="ce5"/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style-name="ce5"/>
          <table:table-cell table:number-columns-repeated="4"/>
        </table:table-row>
        <table:table-row table:style-name="ro1">
          <table:table-cell/>
          <table:table-cell table:style-name="ce4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Different elemenet</text:p>
          </table:table-cell>
          <table:table-cell office:value-type="string" calcext:value-type="string">
            <text:p>CUDA</text:p>
          </table:table-cell>
          <table:table-cell table:number-columns-repeated="5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office:value-type="float" office:value="57.3" calcext:value-type="float">
            <text:p>57,3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7.81" calcext:value-type="float">
            <text:p>57,81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8.7" calcext:value-type="float">
            <text:p>58,7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8.9" calcext:value-type="float">
            <text:p>58,9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9.82" calcext:value-type="float">
            <text:p>59,82</text:p>
          </table:table-cell>
          <table:table-cell table:number-columns-repeated="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0.68" calcext:value-type="float">
            <text:p>60,68</text:p>
          </table:table-cell>
          <table:table-cell table:number-columns-repeated="5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1.6" calcext:value-type="float">
            <text:p>61,6</text:p>
          </table:table-cell>
          <table:table-cell table:number-columns-repeated="5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62.63" calcext:value-type="float">
            <text:p>62,63</text:p>
          </table:table-cell>
          <table:table-cell table:number-columns-repeated="5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63.06" calcext:value-type="float">
            <text:p>63,06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4.5" calcext:value-type="float">
            <text:p>64,5</text:p>
          </table:table-cell>
          <table:table-cell table:number-columns-repeated="5"/>
        </table:table-row>
      </table:table>
      <table:table table:name="Triple collection" table:style-name="ta1">
        <table:table-column table:style-name="co4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Vario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i diversi = 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 normale per cud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UDA 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23.79" calcext:value-type="float">
            <text:p>23,79</text:p>
          </table:table-cell>
          <table:table-cell office:value-type="float" office:value="23.23" calcext:value-type="float">
            <text:p>23,23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44.23" calcext:value-type="float">
            <text:p>44,23</text:p>
          </table:table-cell>
          <table:table-cell office:value-type="float" office:value="43.85" calcext:value-type="float">
            <text:p>43,85</text:p>
          </table:table-cell>
        </table:table-row>
        <table:table-row table:style-name="ro1">
          <table:table-cell office:value-type="string" calcext:value-type="string">
            <text:p>150k</text:p>
          </table:table-cell>
          <table:table-cell office:value-type="float" office:value="64.65" calcext:value-type="float">
            <text:p>64,65</text:p>
          </table:table-cell>
          <table:table-cell office:value-type="float" office:value="64.41" calcext:value-type="float">
            <text:p>64,41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86.55" calcext:value-type="float">
            <text:p>86,55</text:p>
          </table:table-cell>
          <table:table-cell office:value-type="float" office:value="85.56" calcext:value-type="float">
            <text:p>85,56</text:p>
          </table:table-cell>
        </table:table-row>
        <table:table-row table:style-name="ro1">
          <table:table-cell office:value-type="string" calcext:value-type="string">
            <text:p>250k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6.57" calcext:value-type="float">
            <text:p>106,57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office:value-type="float" office:value="125.52" calcext:value-type="float">
            <text:p>125,52</text:p>
          </table:table-cell>
          <table:table-cell office:value-type="float" office:value="125.16" calcext:value-type="float">
            <text:p>125,16</text:p>
          </table:table-cell>
        </table:table-row>
      </table:table>
      <table:table table:name="Store update" table:style-name="ta1">
        <table:table-column table:style-name="co4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ore updat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UDA </text:p>
          </table:table-cell>
          <table:table-cell office:value-type="string" calcext:value-type="string">
            <text:p>RDFox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18" calcext:value-type="float">
            <text:p>0,18</text:p>
          </table:table-cell>
          <table:table-cell office:value-type="float" office:value="69.48" calcext:value-type="float">
            <text:p>69,48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0.28" calcext:value-type="float">
            <text:p>0,28</text:p>
          </table:table-cell>
          <table:table-cell office:value-type="float" office:value="136.03" calcext:value-type="float">
            <text:p>136,03</text:p>
          </table:table-cell>
        </table:table-row>
        <table:table-row table:style-name="ro1">
          <table:table-cell office:value-type="string" calcext:value-type="string">
            <text:p>150k</text:p>
          </table:table-cell>
          <table:table-cell office:value-type="float" office:value="0.41" calcext:value-type="float">
            <text:p>0,41</text:p>
          </table:table-cell>
          <table:table-cell office:value-type="float" office:value="203.16" calcext:value-type="float">
            <text:p>203,16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0.56" calcext:value-type="float">
            <text:p>0,56</text:p>
          </table:table-cell>
          <table:table-cell office:value-type="float" office:value="287.93" calcext:value-type="float">
            <text:p>287,93</text:p>
          </table:table-cell>
        </table:table-row>
        <table:table-row table:style-name="ro1">
          <table:table-cell office:value-type="string" calcext:value-type="string">
            <text:p>250k</text:p>
          </table:table-cell>
          <table:table-cell office:value-type="float" office:value="0.67" calcext:value-type="float">
            <text:p>0,67</text:p>
          </table:table-cell>
          <table:table-cell office:value-type="float" office:value="350.44" calcext:value-type="float">
            <text:p>350,44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office:value-type="float" office:value="0.79" calcext:value-type="float">
            <text:p>0,79</text:p>
          </table:table-cell>
          <table:table-cell office:value-type="float" office:value="419.47" calcext:value-type="float">
            <text:p>419,47</text:p>
          </table:table-cell>
        </table:table-row>
      </table:table>
      <table:table table:name="Total ex time" table:style-name="ta1">
        <table:shapes>
          <draw:frame draw:z-index="0" draw:style-name="gr1" draw:text-style-name="P1" svg:width="159.99mm" svg:height="89.99mm" svg:x="127.66mm" svg:y="0mm">
            <loext:p draw:notify-on-update-of-ranges="'Total ex time'.A10:'Total ex time'.A14 'Total ex time'.B9:'Total ex time'.B9 'Total ex time'.B10:'Total ex time'.B14 'Total ex time'.C9:'Total ex time'.C9 'Total ex time'.C10:'Total ex time'.C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45.47mm" svg:y="0.74mm">
            <loext:p draw:notify-on-update-of-ranges="'Total ex time'.A19:'Total ex time'.A23 'Total ex time'.B18:'Total ex time'.B18 'Total ex time'.B19:'Total ex time'.B23 'Total ex time'.C18:'Total ex time'.C18 'Total ex time'.C19:'Total ex time'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244.13mm" svg:y="82.55mm">
            <loext:p draw:notify-on-update-of-ranges="'Total ex time'.A29:'Total ex time'.A33 'Total ex time'.B28:'Total ex time'.B28 'Total ex time'.B29:'Total ex time'.B33 'Total ex time'.C28:'Total ex time'.C28 'Total ex time'.C29:'Total ex time'.C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409.6mm" svg:y="162.49mm">
            <loext:p draw:notify-on-update-of-ranges="'Total ex time'.A50:'Total ex time'.A53 'Total ex time'.B49:'Total ex time'.B49 'Total ex time'.B50:'Total ex time'.B53 'Total ex time'.C49:'Total ex time'.C49 'Total ex time'.C50:'Total ex time'.C53 'Total ex time'.D49:'Total ex time'.D49 'Total ex time'.D50:'Total ex time'.D5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201.91mm" svg:height="104.72mm" svg:x="120.78mm" svg:y="163.83mm">
            <loext:p draw:notify-on-update-of-ranges="'Total ex time'.A41:'Total ex time'.A44 'Total ex time'.B39:'Total ex time'.B40 'Total ex time'.B41:'Total ex time'.B44 'Total ex time'.C39:'Total ex time'.C40 'Total ex time'.C41:'Total ex time'.C44 'Total ex time'.D39:'Total ex time'.D40 'Total ex time'.D41:'Total ex time'.D4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329.31mm" svg:height="90.05mm" svg:x="242.56mm" svg:y="270.39mm">
            <loext:p draw:notify-on-update-of-ranges="'Total ex time'.A65:'Total ex time'.A68 'Total ex time'.B63:'Total ex time'.B64 'Total ex time'.B65:'Total ex time'.B68 'Total ex time'.C63:'Total ex time'.C64 'Total ex time'.C65:'Total ex time'.C68 'Total ex time'.D63:'Total ex time'.D64 'Total ex time'.D65:'Total ex time'.D68 'Total ex time'.E63:'Total ex time'.E64 'Total ex time'.E65:'Total ex time'.E68 'Total ex time'.F63:'Total ex time'.F64 'Total ex time'.F65:'Total ex time'.F68 'Total ex time'.G63:'Total ex time'.G64 'Total ex time'.G65:'Total ex time'.G6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ore di grandezza variabili (3 volte la finestr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lan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k elementi diver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rito elementi per creare almeno un po di outpu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estra = 50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CUDA </text:p>
          </table:table-cell>
          <table:table-cell office:value-type="string" calcext:value-type="string">
            <text:p>RDF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50.6" calcext:value-type="float">
            <text:p>50,6</text:p>
          </table:table-cell>
          <table:table-cell office:value-type="float" office:value="241.11" calcext:value-type="float">
            <text:p>241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58.73" calcext:value-type="float">
            <text:p>58,73</text:p>
          </table:table-cell>
          <table:table-cell office:value-type="float" office:value="252.79" calcext:value-type="float">
            <text:p>252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k</text:p>
          </table:table-cell>
          <table:table-cell office:value-type="float" office:value="66.64" calcext:value-type="float">
            <text:p>66,64</text:p>
          </table:table-cell>
          <table:table-cell office:value-type="float" office:value="277.14" calcext:value-type="float">
            <text:p>277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k</text:p>
          </table:table-cell>
          <table:table-cell office:value-type="float" office:value="75.46" calcext:value-type="float">
            <text:p>75,46</text:p>
          </table:table-cell>
          <table:table-cell office:value-type="float" office:value="279.9" calcext:value-type="float">
            <text:p>279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81.62" calcext:value-type="float">
            <text:p>81,62</text:p>
          </table:table-cell>
          <table:table-cell office:value-type="float" office:value="294.28" calcext:value-type="float">
            <text:p>294,2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estra = 100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CUDA </text:p>
          </table:table-cell>
          <table:table-cell office:value-type="string" calcext:value-type="string">
            <text:p>RDF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79.91" calcext:value-type="float">
            <text:p>79,91</text:p>
          </table:table-cell>
          <table:table-cell office:value-type="float" office:value="498.12" calcext:value-type="float">
            <text:p>498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k</text:p>
          </table:table-cell>
          <table:table-cell office:value-type="float" office:value="99.71" calcext:value-type="float">
            <text:p>99,71</text:p>
          </table:table-cell>
          <table:table-cell office:value-type="float" office:value="515.68" calcext:value-type="float">
            <text:p>515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k</text:p>
          </table:table-cell>
          <table:table-cell office:value-type="float" office:value="113.35" calcext:value-type="float">
            <text:p>113,35</text:p>
          </table:table-cell>
          <table:table-cell office:value-type="float" office:value="526.29" calcext:value-type="float">
            <text:p>526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0k</text:p>
          </table:table-cell>
          <table:table-cell office:value-type="float" office:value="129.38" calcext:value-type="float">
            <text:p>129,38</text:p>
          </table:table-cell>
          <table:table-cell office:value-type="float" office:value="552.18" calcext:value-type="float">
            <text:p>55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146.24" calcext:value-type="float">
            <text:p>146,24</text:p>
          </table:table-cell>
          <table:table-cell office:value-type="float" office:value="572.48" calcext:value-type="float">
            <text:p>572,4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inestra = 200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CUDA </text:p>
          </table:table-cell>
          <table:table-cell office:value-type="string" calcext:value-type="string">
            <text:p>RDF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k</text:p>
          </table:table-cell>
          <table:table-cell office:value-type="float" office:value="138.66" calcext:value-type="float">
            <text:p>138,66</text:p>
          </table:table-cell>
          <table:table-cell office:value-type="float" office:value="989.76" calcext:value-type="float">
            <text:p>989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0k</text:p>
          </table:table-cell>
          <table:table-cell office:value-type="float" office:value="178.24" calcext:value-type="float">
            <text:p>178,24</text:p>
          </table:table-cell>
          <table:table-cell office:value-type="float" office:value="1041.74" calcext:value-type="float">
            <text:p>1041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k</text:p>
          </table:table-cell>
          <table:table-cell office:value-type="float" office:value="201.98" calcext:value-type="float">
            <text:p>201,98</text:p>
          </table:table-cell>
          <table:table-cell office:value-type="float" office:value="1087.07" calcext:value-type="float">
            <text:p>1087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k</text:p>
          </table:table-cell>
          <table:table-cell office:value-type="float" office:value="237.83" calcext:value-type="float">
            <text:p>237,83</text:p>
          </table:table-cell>
          <table:table-cell office:value-type="float" office:value="1109.07" calcext:value-type="float">
            <text:p>1109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270.92" calcext:value-type="float">
            <text:p>270,92</text:p>
          </table:table-cell>
          <table:table-cell office:value-type="float" office:value="2023.21" calcext:value-type="float">
            <text:p>2023,21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mparisono dimensioni finest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DA</text:p>
          </table:table-cell>
          <table:table-cell table:number-columns-repeated="2" office:value-type="string" calcext:value-type="string">
            <text:p>store 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</text:p>
          </table:table-cell>
          <table:table-cell office:value-type="string" calcext:value-type="string">
            <text:p>50k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48.47" calcext:value-type="float">
            <text:p>48,47</text:p>
          </table:table-cell>
          <table:table-cell office:value-type="float" office:value="68.68" calcext:value-type="float">
            <text:p>68,68</text:p>
          </table:table-cell>
          <table:table-cell office:value-type="float" office:value="109.85" calcext:value-type="float">
            <text:p>109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53.52" calcext:value-type="float">
            <text:p>53,52</text:p>
          </table:table-cell>
          <table:table-cell office:value-type="float" office:value="74.93" calcext:value-type="float">
            <text:p>74,93</text:p>
          </table:table-cell>
          <table:table-cell office:value-type="float" office:value="116.36" calcext:value-type="float">
            <text:p>116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k</text:p>
          </table:table-cell>
          <table:table-cell office:value-type="float" office:value="86.12" calcext:value-type="float">
            <text:p>86,12</text:p>
          </table:table-cell>
          <table:table-cell office:value-type="float" office:value="106.97" calcext:value-type="float">
            <text:p>106,97</text:p>
          </table:table-cell>
          <table:table-cell office:value-type="float" office:value="146.5" calcext:value-type="float">
            <text:p>14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111.119" calcext:value-type="float">
            <text:p>111,119</text:p>
          </table:table-cell>
          <table:table-cell office:value-type="float" office:value="132.129" calcext:value-type="float">
            <text:p>132,129</text:p>
          </table:table-cell>
          <table:table-cell office:value-type="float" office:value="172.69" calcext:value-type="float">
            <text:p>172,69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DFox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store 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</text:p>
          </table:table-cell>
          <table:table-cell office:value-type="string" calcext:value-type="string">
            <text:p>50k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295.26" calcext:value-type="float">
            <text:p>295,26</text:p>
          </table:table-cell>
          <table:table-cell office:value-type="float" office:value="608" calcext:value-type="float">
            <text:p>608</text:p>
          </table:table-cell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316.87" calcext:value-type="float">
            <text:p>316,87</text:p>
          </table:table-cell>
          <table:table-cell office:value-type="float" office:value="616.63" calcext:value-type="float">
            <text:p>616,63</text:p>
          </table:table-cell>
          <table:table-cell office:value-type="float" office:value="1208" calcext:value-type="float">
            <text:p>1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k</text:p>
          </table:table-cell>
          <table:table-cell office:value-type="float" office:value="364.45" calcext:value-type="float">
            <text:p>364,45</text:p>
          </table:table-cell>
          <table:table-cell office:value-type="float" office:value="661" calcext:value-type="float">
            <text:p>661</text:p>
          </table:table-cell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380.58" calcext:value-type="float">
            <text:p>380,58</text:p>
          </table:table-cell>
          <table:table-cell office:value-type="float" office:value="684" calcext:value-type="float">
            <text:p>684</text:p>
          </table:table-cell>
          <table:table-cell office:value-type="float" office:value="1303.47" calcext:value-type="float">
            <text:p>1303,47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/>
          <table:table-cell office:value-type="string" calcext:value-type="string">
            <text:p>CUDA </text:p>
          </table:table-cell>
          <table:table-cell table:number-columns-repeated="2" office:value-type="string" calcext:value-type="string">
            <text:p>CUDA</text:p>
          </table:table-cell>
          <table:table-cell table:number-columns-repeated="3" office:value-type="string" calcext:value-type="string">
            <text:p>RDFOX</text:p>
          </table:table-cell>
        </table:table-row>
        <table:table-row table:style-name="ro1">
          <table:table-cell office:value-type="string" calcext:value-type="string">
            <text:p>step </text:p>
          </table:table-cell>
          <table:table-cell office:value-type="string" calcext:value-type="string">
            <text:p>50k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50k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0k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48.47" calcext:value-type="float">
            <text:p>48,47</text:p>
          </table:table-cell>
          <table:table-cell office:value-type="float" office:value="68.68" calcext:value-type="float">
            <text:p>68,68</text:p>
          </table:table-cell>
          <table:table-cell office:value-type="float" office:value="109.85" calcext:value-type="float">
            <text:p>109,85</text:p>
          </table:table-cell>
          <table:table-cell office:value-type="float" office:value="295.26" calcext:value-type="float">
            <text:p>295,26</text:p>
          </table:table-cell>
          <table:table-cell office:value-type="float" office:value="608" calcext:value-type="float">
            <text:p>608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53.52" calcext:value-type="float">
            <text:p>53,52</text:p>
          </table:table-cell>
          <table:table-cell office:value-type="float" office:value="74.93" calcext:value-type="float">
            <text:p>74,93</text:p>
          </table:table-cell>
          <table:table-cell office:value-type="float" office:value="116.36" calcext:value-type="float">
            <text:p>116,36</text:p>
          </table:table-cell>
          <table:table-cell office:value-type="float" office:value="316.87" calcext:value-type="float">
            <text:p>316,87</text:p>
          </table:table-cell>
          <table:table-cell office:value-type="float" office:value="616.63" calcext:value-type="float">
            <text:p>616,63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30k</text:p>
          </table:table-cell>
          <table:table-cell office:value-type="float" office:value="86.12" calcext:value-type="float">
            <text:p>86,12</text:p>
          </table:table-cell>
          <table:table-cell office:value-type="float" office:value="106.97" calcext:value-type="float">
            <text:p>106,97</text:p>
          </table:table-cell>
          <table:table-cell office:value-type="float" office:value="146.5" calcext:value-type="float">
            <text:p>146,5</text:p>
          </table:table-cell>
          <table:table-cell office:value-type="float" office:value="364.45" calcext:value-type="float">
            <text:p>364,45</text:p>
          </table:table-cell>
          <table:table-cell office:value-type="float" office:value="661" calcext:value-type="float">
            <text:p>661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111.119" calcext:value-type="float">
            <text:p>111,119</text:p>
          </table:table-cell>
          <table:table-cell office:value-type="float" office:value="132.129" calcext:value-type="float">
            <text:p>132,129</text:p>
          </table:table-cell>
          <table:table-cell office:value-type="float" office:value="172.69" calcext:value-type="float">
            <text:p>172,69</text:p>
          </table:table-cell>
          <table:table-cell office:value-type="float" office:value="380.58" calcext:value-type="float">
            <text:p>380,58</text:p>
          </table:table-cell>
          <table:table-cell office:value-type="float" office:value="684" calcext:value-type="float">
            <text:p>684</text:p>
          </table:table-cell>
          <table:table-cell office:value-type="float" office:value="1303.47" calcext:value-type="float">
            <text:p>1303,47</text:p>
          </table:table-cell>
        </table:table-row>
      </table:table>
      <table:table table:name="Foglio5" table:style-name="ta1">
        <table:table-column table:style-name="co4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ore di grandezza variabili (3 volte la finestr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lanc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k elementi divers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erito elementi per creare almeno un po di outpu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estra = 50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CUDA </text:p>
          </table:table-cell>
          <table:table-cell office:value-type="string" calcext:value-type="string">
            <text:p>RDF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50.6" calcext:value-type="float">
            <text:p>50,6</text:p>
          </table:table-cell>
          <table:table-cell office:value-type="float" office:value="241.11" calcext:value-type="float">
            <text:p>241,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58.73" calcext:value-type="float">
            <text:p>58,73</text:p>
          </table:table-cell>
          <table:table-cell office:value-type="float" office:value="252.79" calcext:value-type="float">
            <text:p>252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k</text:p>
          </table:table-cell>
          <table:table-cell office:value-type="float" office:value="66.64" calcext:value-type="float">
            <text:p>66,64</text:p>
          </table:table-cell>
          <table:table-cell office:value-type="float" office:value="277.14" calcext:value-type="float">
            <text:p>277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k</text:p>
          </table:table-cell>
          <table:table-cell office:value-type="float" office:value="75.46" calcext:value-type="float">
            <text:p>75,46</text:p>
          </table:table-cell>
          <table:table-cell office:value-type="float" office:value="279.9" calcext:value-type="float">
            <text:p>279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81.62" calcext:value-type="float">
            <text:p>81,62</text:p>
          </table:table-cell>
          <table:table-cell office:value-type="float" office:value="294.28" calcext:value-type="float">
            <text:p>294,2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estra = 100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CUDA </text:p>
          </table:table-cell>
          <table:table-cell office:value-type="string" calcext:value-type="string">
            <text:p>RDF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79.91" calcext:value-type="float">
            <text:p>79,91</text:p>
          </table:table-cell>
          <table:table-cell office:value-type="float" office:value="498.12" calcext:value-type="float">
            <text:p>498,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k</text:p>
          </table:table-cell>
          <table:table-cell office:value-type="float" office:value="99.71" calcext:value-type="float">
            <text:p>99,71</text:p>
          </table:table-cell>
          <table:table-cell office:value-type="float" office:value="515.68" calcext:value-type="float">
            <text:p>515,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k</text:p>
          </table:table-cell>
          <table:table-cell office:value-type="float" office:value="113.35" calcext:value-type="float">
            <text:p>113,35</text:p>
          </table:table-cell>
          <table:table-cell office:value-type="float" office:value="526.29" calcext:value-type="float">
            <text:p>526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k</text:p>
          </table:table-cell>
          <table:table-cell office:value-type="float" office:value="129.38" calcext:value-type="float">
            <text:p>129,38</text:p>
          </table:table-cell>
          <table:table-cell office:value-type="float" office:value="552.18" calcext:value-type="float">
            <text:p>552,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146.24" calcext:value-type="float">
            <text:p>146,24</text:p>
          </table:table-cell>
          <table:table-cell office:value-type="float" office:value="572.48" calcext:value-type="float">
            <text:p>572,48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inestra = 200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CUDA </text:p>
          </table:table-cell>
          <table:table-cell office:value-type="string" calcext:value-type="string">
            <text:p>RDF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k</text:p>
          </table:table-cell>
          <table:table-cell office:value-type="float" office:value="138.66" calcext:value-type="float">
            <text:p>138,66</text:p>
          </table:table-cell>
          <table:table-cell office:value-type="float" office:value="989.76" calcext:value-type="float">
            <text:p>989,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k</text:p>
          </table:table-cell>
          <table:table-cell office:value-type="float" office:value="178.24" calcext:value-type="float">
            <text:p>178,24</text:p>
          </table:table-cell>
          <table:table-cell office:value-type="float" office:value="1041.74" calcext:value-type="float">
            <text:p>1041,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k</text:p>
          </table:table-cell>
          <table:table-cell office:value-type="float" office:value="201.98" calcext:value-type="float">
            <text:p>201,98</text:p>
          </table:table-cell>
          <table:table-cell office:value-type="float" office:value="1087.07" calcext:value-type="float">
            <text:p>1087,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0k</text:p>
          </table:table-cell>
          <table:table-cell office:value-type="float" office:value="237.83" calcext:value-type="float">
            <text:p>237,83</text:p>
          </table:table-cell>
          <table:table-cell office:value-type="float" office:value="1109.07" calcext:value-type="float">
            <text:p>1109,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270.92" calcext:value-type="float">
            <text:p>270,92</text:p>
          </table:table-cell>
          <table:table-cell office:value-type="float" office:value="2023.21" calcext:value-type="float">
            <text:p>2023,21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mparisono dimensioni finestr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DA</text:p>
          </table:table-cell>
          <table:table-cell table:number-columns-repeated="2" office:value-type="string" calcext:value-type="string">
            <text:p>store size</text:p>
          </table:table-cell>
          <table:table-cell table:number-columns-repeated="2"/>
          <table:table-cell office:value-type="string" calcext:value-type="string">
            <text:p>ACTIVATION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 </text:p>
          </table:table-cell>
          <table:table-cell office:value-type="string" calcext:value-type="string">
            <text:p>50k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50k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0k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0.87" calcext:value-type="float">
            <text:p>30,87</text:p>
          </table:table-cell>
          <table:table-cell office:value-type="float" office:value="31.11" calcext:value-type="float">
            <text:p>31,11</text:p>
          </table:table-cell>
          <table:table-cell office:value-type="float" office:value="31.49" calcext:value-type="float">
            <text:p>31,49</text:p>
          </table:table-cell>
          <table:table-cell/>
          <table:table-cell office:value-type="float" office:value="30.05" calcext:value-type="float">
            <text:p>30,05</text:p>
          </table:table-cell>
          <table:table-cell office:value-type="float" office:value="50.92" calcext:value-type="float">
            <text:p>50,92</text:p>
          </table:table-cell>
          <table:table-cell office:value-type="float" office:value="99.81" calcext:value-type="float">
            <text:p>99,81</text:p>
          </table:table-cell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41.24" calcext:value-type="float">
            <text:p>41,24</text:p>
          </table:table-cell>
          <table:table-cell office:value-type="float" office:value="42.25" calcext:value-type="float">
            <text:p>42,25</text:p>
          </table:table-cell>
          <table:table-cell office:value-type="float" office:value="42.96" calcext:value-type="float">
            <text:p>42,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k</text:p>
          </table:table-cell>
          <table:table-cell office:value-type="float" office:value="97.31" calcext:value-type="float">
            <text:p>97,31</text:p>
          </table:table-cell>
          <table:table-cell office:value-type="float" office:value="95.27" calcext:value-type="float">
            <text:p>95,27</text:p>
          </table:table-cell>
          <table:table-cell office:value-type="float" office:value="100.07" calcext:value-type="float">
            <text:p>100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144.98" calcext:value-type="float">
            <text:p>144,98</text:p>
          </table:table-cell>
          <table:table-cell office:value-type="float" office:value="143.96" calcext:value-type="float">
            <text:p>143,96</text:p>
          </table:table-cell>
          <table:table-cell office:value-type="float" office:value="144.155" calcext:value-type="float">
            <text:p>144,15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DFox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tore 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</text:p>
          </table:table-cell>
          <table:table-cell office:value-type="string" calcext:value-type="string">
            <text:p>50k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295.26" calcext:value-type="float">
            <text:p>295,26</text:p>
          </table:table-cell>
          <table:table-cell office:value-type="float" office:value="608" calcext:value-type="float">
            <text:p>608</text:p>
          </table:table-cell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316.87" calcext:value-type="float">
            <text:p>316,87</text:p>
          </table:table-cell>
          <table:table-cell office:value-type="float" office:value="616.63" calcext:value-type="float">
            <text:p>616,63</text:p>
          </table:table-cell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k</text:p>
          </table:table-cell>
          <table:table-cell office:value-type="float" office:value="364.45" calcext:value-type="float">
            <text:p>364,45</text:p>
          </table:table-cell>
          <table:table-cell office:value-type="float" office:value="661" calcext:value-type="float">
            <text:p>661</text:p>
          </table:table-cell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380.58" calcext:value-type="float">
            <text:p>380,58</text:p>
          </table:table-cell>
          <table:table-cell office:value-type="float" office:value="684" calcext:value-type="float">
            <text:p>684</text:p>
          </table:table-cell>
          <table:table-cell office:value-type="float" office:value="1303.47" calcext:value-type="float">
            <text:p>1303,47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office:value-type="string" calcext:value-type="string">
            <text:p>CUDA </text:p>
          </table:table-cell>
          <table:table-cell table:number-columns-repeated="2" office:value-type="string" calcext:value-type="string">
            <text:p>CUDA</text:p>
          </table:table-cell>
          <table:table-cell table:number-columns-repeated="3" office:value-type="string" calcext:value-type="string">
            <text:p>RDFOX</text:p>
          </table:table-cell>
          <table:table-cell/>
        </table:table-row>
        <table:table-row table:style-name="ro1">
          <table:table-cell office:value-type="string" calcext:value-type="string">
            <text:p>step </text:p>
          </table:table-cell>
          <table:table-cell office:value-type="string" calcext:value-type="string">
            <text:p>50k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50k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00k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20:21:50.4931352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0:27:37.040659469</meta:creation-date>
    <dc:date>2016-11-23T20:26:30.748666136</dc:date>
    <meta:editing-duration>PT6H6M46S</meta:editing-duration>
    <meta:editing-cycles>7</meta:editing-cycles>
    <meta:generator>LibreOffice/5.1.4.2$Linux_X86_64 LibreOffice_project/10m0$Build-2</meta:generator>
    <meta:document-statistic meta:table-count="5" meta:cell-count="35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9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Lookup time</text:p>
        </chart:title>
        <chart:legend chart:legend-position="end" svg:x="13.703cm" svg:y="4.201cm" style:legend-expansion="high" chart:style-name="ch3"/>
        <chart:plot-area chart:style-name="ch4" table:cell-range-address="Lookup.A24:Lookup.B34" chart:data-source-has-labels="both" svg:x="1.331cm" svg:y="1.275cm" svg:width="12.052cm" svg:height="6.564cm">
          <chartooo:coordinate-region svg:x="1.952cm" svg:y="1.474cm" svg:width="10.966cm" svg:height="5.718cm"/>
          <chart:axis chart:dimension="x" chart:name="primary-x" chart:style-name="ch5" chartooo:axis-type="auto">
            <chartooo:date-scale/>
            <chart:title svg:x="5.329cm" svg:y="8.019cm" chart:style-name="ch6">
              <text:p>Numer of different elements</text:p>
            </chart:title>
            <chart:categories table:cell-range-address="Lookup.A25:Lookup.A34"/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Lookup.B25:Lookup.B34" chart:label-cell-address="Lookup.B24:Lookup.B2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Lookup.B24:Lookup.B24</svg:desc>
                </draw:g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Lookup.A25:Lookup.A34</svg:desc>
                </draw:g>
              </table:table-cell>
              <table:table-cell office:value-type="float" office:value="57.3">
                <text:p>57.3</text:p>
                <draw:g>
                  <svg:desc>Lookup.B25:Lookup.B34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7.81">
                <text:p>57.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9.82">
                <text:p>59.8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2.63">
                <text:p>62.6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63.06">
                <text:p>63.0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4.5">
                <text:p>6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Execution time (window 50k)</text:p>
        </chart:title>
        <chart:legend chart:legend-position="end" svg:x="13.598cm" svg:y="3.952cm" style:legend-expansion="high" chart:style-name="ch3"/>
        <chart:plot-area chart:style-name="ch4" table:cell-range-address="'Total ex time'.A9:'Total ex time'.C14" chart:data-source-has-labels="both" svg:x="1.331cm" svg:y="1.275cm" svg:width="11.947cm" svg:height="6.564cm">
          <chartooo:coordinate-region svg:x="2.138cm" svg:y="1.474cm" svg:width="10.86cm" svg:height="5.718cm"/>
          <chart:axis chart:dimension="x" chart:name="primary-x" chart:style-name="ch5" chartooo:axis-type="auto">
            <chartooo:date-scale/>
            <chart:title svg:x="6.585cm" svg:y="8.019cm" chart:style-name="ch6">
              <text:p>Step size</text:p>
            </chart:title>
            <chart:categories table:cell-range-address="'Total ex time'.A10:'Total ex time'.A14"/>
          </chart:axis>
          <chart:axis chart:dimension="y" chart:name="primary-y" chart:style-name="ch5">
            <chart:title svg:x="0.451cm" svg:y="5.276cm" chart:style-name="ch7">
              <text:p>Time(ms)</text:p>
            </chart:title>
            <chart:grid chart:style-name="ch8" chart:class="major"/>
          </chart:axis>
          <chart:series chart:style-name="ch9" chart:values-cell-range-address="'Total ex time'.B10:'Total ex time'.B14" chart:label-cell-address="'Total ex time'.B9:'Total ex time'.B9" chart:class="chart:line">
            <chart:data-point chart:repeated="5"/>
          </chart:series>
          <chart:series chart:style-name="ch10" chart:values-cell-range-address="'Total ex time'.C10:'Total ex time'.C14" chart:label-cell-address="'Total ex time'.C9:'Total ex time'.C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</text:p>
                <draw:g>
                  <svg:desc>'Total ex time'.B9:'Total ex time'.B9</svg:desc>
                </draw:g>
              </table:table-cell>
              <table:table-cell office:value-type="string">
                <text:p>RDFox</text:p>
                <draw:g>
                  <svg:desc>'Total ex time'.C9:'Total ex time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k</text:p>
                <draw:g>
                  <svg:desc>'Total ex time'.A10:'Total ex time'.A14</svg:desc>
                </draw:g>
              </table:table-cell>
              <table:table-cell office:value-type="float" office:value="50.6">
                <text:p>50.6</text:p>
                <draw:g>
                  <svg:desc>'Total ex time'.B10:'Total ex time'.B14</svg:desc>
                </draw:g>
              </table:table-cell>
              <table:table-cell office:value-type="float" office:value="241.11">
                <text:p>241.11</text:p>
                <draw:g>
                  <svg:desc>'Total ex time'.C10:'Total ex time'.C14</svg:desc>
                </draw:g>
              </table:table-cell>
            </table:table-row>
            <table:table-row>
              <table:table-cell office:value-type="string">
                <text:p>20k</text:p>
              </table:table-cell>
              <table:table-cell office:value-type="float" office:value="58.73">
                <text:p>58.73</text:p>
              </table:table-cell>
              <table:table-cell office:value-type="float" office:value="252.79">
                <text:p>252.79</text:p>
              </table:table-cell>
            </table:table-row>
            <table:table-row>
              <table:table-cell office:value-type="string">
                <text:p>30k</text:p>
              </table:table-cell>
              <table:table-cell office:value-type="float" office:value="66.64">
                <text:p>66.64</text:p>
              </table:table-cell>
              <table:table-cell office:value-type="float" office:value="277.14">
                <text:p>277.14</text:p>
              </table:table-cell>
            </table:table-row>
            <table:table-row>
              <table:table-cell office:value-type="string">
                <text:p>40k</text:p>
              </table:table-cell>
              <table:table-cell office:value-type="float" office:value="75.46">
                <text:p>75.46</text:p>
              </table:table-cell>
              <table:table-cell office:value-type="float" office:value="279.9">
                <text:p>279.9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81.62">
                <text:p>81.62</text:p>
              </table:table-cell>
              <table:table-cell office:value-type="float" office:value="294.28">
                <text:p>294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27cm" svg:y="0.316cm" chart:style-name="ch2">
          <text:p>Execution time (window 100K)</text:p>
        </chart:title>
        <chart:legend chart:legend-position="end" svg:x="13.598cm" svg:y="3.952cm" style:legend-expansion="high" chart:style-name="ch3"/>
        <chart:plot-area chart:style-name="ch4" table:cell-range-address="'Total ex time'.A18:'Total ex time'.C23" chart:data-source-has-labels="both" svg:x="1.331cm" svg:y="1.275cm" svg:width="11.947cm" svg:height="6.564cm">
          <chartooo:coordinate-region svg:x="2.138cm" svg:y="1.474cm" svg:width="10.768cm" svg:height="5.718cm"/>
          <chart:axis chart:dimension="x" chart:name="primary-x" chart:style-name="ch5" chartooo:axis-type="auto">
            <chartooo:date-scale/>
            <chart:title svg:x="6.585cm" svg:y="8.019cm" chart:style-name="ch6">
              <text:p>Step size</text:p>
            </chart:title>
            <chart:categories table:cell-range-address="'Total ex time'.A19:'Total ex time'.A23"/>
          </chart:axis>
          <chart:axis chart:dimension="y" chart:name="primary-y" chart:style-name="ch5">
            <chart:title svg:x="0.451cm" svg:y="5.276cm" chart:style-name="ch7">
              <text:p>Time(ms)</text:p>
            </chart:title>
            <chart:grid chart:style-name="ch8" chart:class="major"/>
          </chart:axis>
          <chart:series chart:style-name="ch9" chart:values-cell-range-address="'Total ex time'.B19:'Total ex time'.B23" chart:label-cell-address="'Total ex time'.B18:'Total ex time'.B18" chart:class="chart:line">
            <chart:data-point chart:repeated="5"/>
          </chart:series>
          <chart:series chart:style-name="ch10" chart:values-cell-range-address="'Total ex time'.C19:'Total ex time'.C23" chart:label-cell-address="'Total ex time'.C18:'Total ex time'.C1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</text:p>
                <draw:g>
                  <svg:desc>'Total ex time'.B18:'Total ex time'.B18</svg:desc>
                </draw:g>
              </table:table-cell>
              <table:table-cell office:value-type="string">
                <text:p>RDFox</text:p>
                <draw:g>
                  <svg:desc>'Total ex time'.C18:'Total ex time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k</text:p>
                <draw:g>
                  <svg:desc>'Total ex time'.A19:'Total ex time'.A23</svg:desc>
                </draw:g>
              </table:table-cell>
              <table:table-cell office:value-type="float" office:value="79.91">
                <text:p>79.91</text:p>
                <draw:g>
                  <svg:desc>'Total ex time'.B19:'Total ex time'.B23</svg:desc>
                </draw:g>
              </table:table-cell>
              <table:table-cell office:value-type="float" office:value="498.12">
                <text:p>498.12</text:p>
                <draw:g>
                  <svg:desc>'Total ex time'.C19:'Total ex time'.C23</svg:desc>
                </draw:g>
              </table:table-cell>
            </table:table-row>
            <table:table-row>
              <table:table-cell office:value-type="string">
                <text:p>40k</text:p>
              </table:table-cell>
              <table:table-cell office:value-type="float" office:value="99.71">
                <text:p>99.71</text:p>
              </table:table-cell>
              <table:table-cell office:value-type="float" office:value="515.68">
                <text:p>515.68</text:p>
              </table:table-cell>
            </table:table-row>
            <table:table-row>
              <table:table-cell office:value-type="string">
                <text:p>60k</text:p>
              </table:table-cell>
              <table:table-cell office:value-type="float" office:value="113.35">
                <text:p>113.35</text:p>
              </table:table-cell>
              <table:table-cell office:value-type="float" office:value="526.29">
                <text:p>526.29</text:p>
              </table:table-cell>
            </table:table-row>
            <table:table-row>
              <table:table-cell office:value-type="string">
                <text:p>80k</text:p>
              </table:table-cell>
              <table:table-cell office:value-type="float" office:value="129.38">
                <text:p>129.38</text:p>
              </table:table-cell>
              <table:table-cell office:value-type="float" office:value="552.18">
                <text:p>552.1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46.24">
                <text:p>146.24</text:p>
              </table:table-cell>
              <table:table-cell office:value-type="float" office:value="572.48">
                <text:p>572.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Esxecution Time (window 200k)</text:p>
        </chart:title>
        <chart:legend chart:legend-position="end" svg:x="13.598cm" svg:y="3.952cm" style:legend-expansion="high" chart:style-name="ch3"/>
        <chart:plot-area chart:style-name="ch4" table:cell-range-address="'Total ex time'.A28:'Total ex time'.C33" chart:data-source-has-labels="both" svg:x="1.331cm" svg:y="1.275cm" svg:width="11.947cm" svg:height="6.564cm">
          <chartooo:coordinate-region svg:x="2.323cm" svg:y="1.474cm" svg:width="10.583cm" svg:height="5.718cm"/>
          <chart:axis chart:dimension="x" chart:name="primary-x" chart:style-name="ch5" chartooo:axis-type="auto">
            <chartooo:date-scale/>
            <chart:title svg:x="6.585cm" svg:y="8.019cm" chart:style-name="ch6">
              <text:p>Step size</text:p>
            </chart:title>
            <chart:categories table:cell-range-address="'Total ex time'.A29:'Total ex time'.A33"/>
          </chart:axis>
          <chart:axis chart:dimension="y" chart:name="primary-y" chart:style-name="ch5">
            <chart:title svg:x="0.451cm" svg:y="5.276cm" chart:style-name="ch7">
              <text:p>Time(ms)</text:p>
            </chart:title>
            <chart:grid chart:style-name="ch8" chart:class="major"/>
          </chart:axis>
          <chart:series chart:style-name="ch9" chart:values-cell-range-address="'Total ex time'.B29:'Total ex time'.B33" chart:label-cell-address="'Total ex time'.B28:'Total ex time'.B28" chart:class="chart:line">
            <chart:data-point chart:repeated="5"/>
          </chart:series>
          <chart:series chart:style-name="ch10" chart:values-cell-range-address="'Total ex time'.C29:'Total ex time'.C33" chart:label-cell-address="'Total ex time'.C28:'Total ex time'.C2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</text:p>
                <draw:g>
                  <svg:desc>'Total ex time'.B28:'Total ex time'.B28</svg:desc>
                </draw:g>
              </table:table-cell>
              <table:table-cell office:value-type="string">
                <text:p>RDFox</text:p>
                <draw:g>
                  <svg:desc>'Total ex time'.C28:'Total ex time'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k</text:p>
                <draw:g>
                  <svg:desc>'Total ex time'.A29:'Total ex time'.A33</svg:desc>
                </draw:g>
              </table:table-cell>
              <table:table-cell office:value-type="float" office:value="138.66">
                <text:p>138.66</text:p>
                <draw:g>
                  <svg:desc>'Total ex time'.B29:'Total ex time'.B33</svg:desc>
                </draw:g>
              </table:table-cell>
              <table:table-cell office:value-type="float" office:value="989.76">
                <text:p>989.76</text:p>
                <draw:g>
                  <svg:desc>'Total ex time'.C29:'Total ex time'.C33</svg:desc>
                </draw:g>
              </table:table-cell>
            </table:table-row>
            <table:table-row>
              <table:table-cell office:value-type="string">
                <text:p>80k</text:p>
              </table:table-cell>
              <table:table-cell office:value-type="float" office:value="178.24">
                <text:p>178.24</text:p>
              </table:table-cell>
              <table:table-cell office:value-type="float" office:value="1041.74">
                <text:p>1041.74</text:p>
              </table:table-cell>
            </table:table-row>
            <table:table-row>
              <table:table-cell office:value-type="string">
                <text:p>120k</text:p>
              </table:table-cell>
              <table:table-cell office:value-type="float" office:value="201.98">
                <text:p>201.98</text:p>
              </table:table-cell>
              <table:table-cell office:value-type="float" office:value="1087.07">
                <text:p>1087.07</text:p>
              </table:table-cell>
            </table:table-row>
            <table:table-row>
              <table:table-cell office:value-type="string">
                <text:p>160k</text:p>
              </table:table-cell>
              <table:table-cell office:value-type="float" office:value="237.83">
                <text:p>237.83</text:p>
              </table:table-cell>
              <table:table-cell office:value-type="float" office:value="1109.07">
                <text:p>1109.07</text:p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270.92">
                <text:p>270.92</text:p>
              </table:table-cell>
              <table:table-cell office:value-type="float" office:value="2023.21">
                <text:p>2023.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6cm" chart:style-name="ch2">
          <text:p>Step variation (RDFox)</text:p>
        </chart:title>
        <chart:legend chart:legend-position="end" svg:x="14.504cm" svg:y="3.703cm" style:legend-expansion="high" chart:style-name="ch3"/>
        <chart:plot-area chart:style-name="ch4" table:cell-range-address="'Total ex time'.A49:'Total ex time'.D53" chart:data-source-has-labels="both" svg:x="1.331cm" svg:y="1.275cm" svg:width="12.853cm" svg:height="6.564cm">
          <chartooo:coordinate-region svg:x="2.323cm" svg:y="1.474cm" svg:width="11.861cm" svg:height="5.718cm"/>
          <chart:axis chart:dimension="x" chart:name="primary-x" chart:style-name="ch5" chartooo:axis-type="auto">
            <chartooo:date-scale/>
            <chart:title svg:x="7.038cm" svg:y="8.019cm" chart:style-name="ch6">
              <text:p>Step size</text:p>
            </chart:title>
            <chart:categories table:cell-range-address="'Total ex time'.A50:'Total ex time'.A53"/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'Total ex time'.B50:'Total ex time'.B53" chart:label-cell-address="'Total ex time'.B49:'Total ex time'.B49" chart:class="chart:bar">
            <chart:data-point chart:repeated="4"/>
          </chart:series>
          <chart:series chart:style-name="ch11" chart:values-cell-range-address="'Total ex time'.C50:'Total ex time'.C53" chart:label-cell-address="'Total ex time'.C49:'Total ex time'.C49" chart:class="chart:bar">
            <chart:data-point chart:repeated="4"/>
          </chart:series>
          <chart:series chart:style-name="ch12" chart:values-cell-range-address="'Total ex time'.D50:'Total ex time'.D53" chart:label-cell-address="'Total ex time'.D49:'Total ex time'.D4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k </text:p>
                <draw:g>
                  <svg:desc>'Total ex time'.B49:'Total ex time'.B49</svg:desc>
                </draw:g>
              </table:table-cell>
              <table:table-cell office:value-type="string">
                <text:p>100k</text:p>
                <draw:g>
                  <svg:desc>'Total ex time'.C49:'Total ex time'.C49</svg:desc>
                </draw:g>
              </table:table-cell>
              <table:table-cell office:value-type="string">
                <text:p>200k</text:p>
                <draw:g>
                  <svg:desc>'Total ex time'.D49:'Total ex time'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'Total ex time'.A50:'Total ex time'.A53</svg:desc>
                </draw:g>
              </table:table-cell>
              <table:table-cell office:value-type="float" office:value="295.26">
                <text:p>295.26</text:p>
                <draw:g>
                  <svg:desc>'Total ex time'.B50:'Total ex time'.B53</svg:desc>
                </draw:g>
              </table:table-cell>
              <table:table-cell office:value-type="float" office:value="608">
                <text:p>608</text:p>
                <draw:g>
                  <svg:desc>'Total ex time'.C50:'Total ex time'.C53</svg:desc>
                </draw:g>
              </table:table-cell>
              <table:table-cell office:value-type="float" office:value="1207">
                <text:p>1207</text:p>
                <draw:g>
                  <svg:desc>'Total ex time'.D50:'Total ex time'.D53</svg:desc>
                </draw:g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16.87">
                <text:p>316.87</text:p>
              </table:table-cell>
              <table:table-cell office:value-type="float" office:value="616.63">
                <text:p>616.6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30k</text:p>
              </table:table-cell>
              <table:table-cell office:value-type="float" office:value="364.45">
                <text:p>364.45</text:p>
              </table:table-cell>
              <table:table-cell office:value-type="float" office:value="661">
                <text:p>66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380.58">
                <text:p>380.58</text:p>
              </table:table-cell>
              <table:table-cell office:value-type="float" office:value="684">
                <text:p>684</text:p>
              </table:table-cell>
              <table:table-cell office:value-type="float" office:value="1303.47">
                <text:p>1303.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92cm" svg:height="10.473cm" xlink:href=".." xlink:type="simple" chart:class="chart:bar" chart:style-name="ch1">
        <chart:title svg:x="7.803cm" svg:y="0.345cm" chart:style-name="ch2">
          <text:p>Step variation (CUDA)</text:p>
        </chart:title>
        <chart:legend chart:legend-position="end" svg:x="17.082cm" svg:y="4.439cm" style:legend-expansion="high" chart:style-name="ch3"/>
        <chart:plot-area chart:style-name="ch4" table:cell-range-address="'Total ex time'.A39:'Total ex time'.D44" chart:data-source-has-labels="both" svg:x="1.414cm" svg:y="1.333cm" svg:width="15.265cm" svg:height="7.95cm">
          <chartooo:coordinate-region svg:x="2.221cm" svg:y="1.532cm" svg:width="14.458cm" svg:height="7.104cm"/>
          <chart:axis chart:dimension="x" chart:name="primary-x" chart:style-name="ch5" chartooo:axis-type="auto">
            <chartooo:date-scale/>
            <chart:title svg:x="8.327cm" svg:y="9.492cm" chart:style-name="ch6">
              <text:p>Step size</text:p>
            </chart:title>
            <chart:categories table:cell-range-address="'Total ex time'.A41:'Total ex time'.A44"/>
          </chart:axis>
          <chart:axis chart:dimension="y" chart:name="primary-y" chart:style-name="ch7">
            <chart:title svg:x="0.451cm" svg:y="6.027cm" chart:style-name="ch8">
              <text:p>Time(ms)</text:p>
            </chart:title>
            <chart:grid chart:style-name="ch9" chart:class="major"/>
          </chart:axis>
          <chart:series chart:style-name="ch10" chart:values-cell-range-address="'Total ex time'.B41:'Total ex time'.B44" chart:label-cell-address="'Total ex time'.B39:'Total ex time'.B40" chart:class="chart:bar">
            <chart:data-point chart:repeated="4"/>
          </chart:series>
          <chart:series chart:style-name="ch11" chart:values-cell-range-address="'Total ex time'.C41:'Total ex time'.C44" chart:label-cell-address="'Total ex time'.C39:'Total ex time'.C40" chart:class="chart:bar">
            <chart:data-point chart:repeated="4"/>
          </chart:series>
          <chart:series chart:style-name="ch12" chart:values-cell-range-address="'Total ex time'.D41:'Total ex time'.D44" chart:label-cell-address="'Total ex time'.D39:'Total ex time'.D40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e size 50k </text:p>
                <text:list>
                  <text:list-item>
                    <text:p>store size</text:p>
                  </text:list-item>
                  <text:list-item>
                    <text:p>50k </text:p>
                  </text:list-item>
                </text:list>
                <draw:g>
                  <svg:desc>'Total ex time'.B39:'Total ex time'.B40</svg:desc>
                </draw:g>
              </table:table-cell>
              <table:table-cell office:value-type="string">
                <text:p>store size 100k</text:p>
                <text:list>
                  <text:list-item>
                    <text:p>store size</text:p>
                  </text:list-item>
                  <text:list-item>
                    <text:p>100k</text:p>
                  </text:list-item>
                </text:list>
                <draw:g>
                  <svg:desc>'Total ex time'.C39:'Total ex time'.C40</svg:desc>
                </draw:g>
              </table:table-cell>
              <table:table-cell office:value-type="string">
                <text:p>200k</text:p>
                <text:list>
                  <text:list-item>
                    <text:p/>
                  </text:list-item>
                  <text:list-item>
                    <text:p>200k</text:p>
                  </text:list-item>
                </text:list>
                <draw:g>
                  <svg:desc>'Total ex time'.D39:'Total ex time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'Total ex time'.A41:'Total ex time'.A44</svg:desc>
                </draw:g>
              </table:table-cell>
              <table:table-cell office:value-type="float" office:value="48.47">
                <text:p>48.47</text:p>
                <draw:g>
                  <svg:desc>'Total ex time'.B41:'Total ex time'.B44</svg:desc>
                </draw:g>
              </table:table-cell>
              <table:table-cell office:value-type="float" office:value="68.68">
                <text:p>68.68</text:p>
                <draw:g>
                  <svg:desc>'Total ex time'.C41:'Total ex time'.C44</svg:desc>
                </draw:g>
              </table:table-cell>
              <table:table-cell office:value-type="float" office:value="109.85">
                <text:p>109.85</text:p>
                <draw:g>
                  <svg:desc>'Total ex time'.D41:'Total ex time'.D44</svg:desc>
                </draw:g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53.52">
                <text:p>53.52</text:p>
              </table:table-cell>
              <table:table-cell office:value-type="float" office:value="74.93">
                <text:p>74.93</text:p>
              </table:table-cell>
              <table:table-cell office:value-type="float" office:value="116.36">
                <text:p>116.36</text:p>
              </table:table-cell>
            </table:table-row>
            <table:table-row>
              <table:table-cell office:value-type="string">
                <text:p>30k</text:p>
              </table:table-cell>
              <table:table-cell office:value-type="float" office:value="86.12">
                <text:p>86.12</text:p>
              </table:table-cell>
              <table:table-cell office:value-type="float" office:value="106.97">
                <text:p>106.9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111.119">
                <text:p>111.119</text:p>
              </table:table-cell>
              <table:table-cell office:value-type="float" office:value="132.129">
                <text:p>132.129</text:p>
              </table:table-cell>
              <table:table-cell office:value-type="float" office:value="172.69">
                <text:p>172.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32cm" svg:height="9.006cm" xlink:href=".." xlink:type="simple" chart:class="chart:bar" chart:style-name="ch1">
        <chart:legend chart:legend-position="end" svg:x="30.14cm" svg:y="2.959cm" style:legend-expansion="high" chart:style-name="ch2"/>
        <chart:plot-area chart:style-name="ch3" table:cell-range-address="'Total ex time'.A63:'Total ex time'.G68" chart:data-source-has-labels="both" svg:x="0.658cm" svg:y="0.18cm" svg:width="28.824cm" svg:height="8.646cm">
          <chartooo:coordinate-region svg:x="1.65cm" svg:y="0.379cm" svg:width="27.832cm" svg:height="7.8cm"/>
          <chart:axis chart:dimension="x" chart:name="primary-x" chart:style-name="ch4" chartooo:axis-type="auto">
            <chartooo:date-scale/>
            <chart:categories table:cell-range-address="'Total ex time'.A65:'Total ex time'.A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tal ex time'.B65:'Total ex time'.B68" chart:label-cell-address="'Total ex time'.B63:'Total ex time'.B64" chart:class="chart:bar">
            <chart:data-point chart:repeated="4"/>
          </chart:series>
          <chart:series chart:style-name="ch8" chart:values-cell-range-address="'Total ex time'.C65:'Total ex time'.C68" chart:label-cell-address="'Total ex time'.C63:'Total ex time'.C64" chart:class="chart:bar">
            <chart:data-point chart:repeated="4"/>
          </chart:series>
          <chart:series chart:style-name="ch9" chart:values-cell-range-address="'Total ex time'.D65:'Total ex time'.D68" chart:label-cell-address="'Total ex time'.D63:'Total ex time'.D64" chart:class="chart:bar">
            <chart:data-point chart:repeated="4"/>
          </chart:series>
          <chart:series chart:style-name="ch10" chart:values-cell-range-address="'Total ex time'.E65:'Total ex time'.E68" chart:label-cell-address="'Total ex time'.E63:'Total ex time'.E64" chart:class="chart:bar">
            <chart:data-point chart:repeated="4"/>
          </chart:series>
          <chart:series chart:style-name="ch11" chart:values-cell-range-address="'Total ex time'.F65:'Total ex time'.F68" chart:label-cell-address="'Total ex time'.F63:'Total ex time'.F64" chart:class="chart:bar">
            <chart:data-point chart:repeated="4"/>
          </chart:series>
          <chart:series chart:style-name="ch12" chart:values-cell-range-address="'Total ex time'.G65:'Total ex time'.G68" chart:label-cell-address="'Total ex time'.G63:'Total ex time'.G6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 50k </text:p>
                <text:list>
                  <text:list-item>
                    <text:p>CUDA </text:p>
                  </text:list-item>
                  <text:list-item>
                    <text:p>50k </text:p>
                  </text:list-item>
                </text:list>
                <draw:g>
                  <svg:desc>'Total ex time'.B63:'Total ex time'.B64</svg:desc>
                </draw:g>
              </table:table-cell>
              <table:table-cell office:value-type="string">
                <text:p>CUDA 100k</text:p>
                <text:list>
                  <text:list-item>
                    <text:p>CUDA</text:p>
                  </text:list-item>
                  <text:list-item>
                    <text:p>100k</text:p>
                  </text:list-item>
                </text:list>
                <draw:g>
                  <svg:desc>'Total ex time'.C63:'Total ex time'.C64</svg:desc>
                </draw:g>
              </table:table-cell>
              <table:table-cell office:value-type="string">
                <text:p>CUDA 200k</text:p>
                <text:list>
                  <text:list-item>
                    <text:p>CUDA</text:p>
                  </text:list-item>
                  <text:list-item>
                    <text:p>200k</text:p>
                  </text:list-item>
                </text:list>
                <draw:g>
                  <svg:desc>'Total ex time'.D63:'Total ex time'.D64</svg:desc>
                </draw:g>
              </table:table-cell>
              <table:table-cell office:value-type="string">
                <text:p>RDFOX 50k </text:p>
                <text:list>
                  <text:list-item>
                    <text:p>RDFOX</text:p>
                  </text:list-item>
                  <text:list-item>
                    <text:p>50k </text:p>
                  </text:list-item>
                </text:list>
                <draw:g>
                  <svg:desc>'Total ex time'.E63:'Total ex time'.E64</svg:desc>
                </draw:g>
              </table:table-cell>
              <table:table-cell office:value-type="string">
                <text:p>RDFOX 100k</text:p>
                <text:list>
                  <text:list-item>
                    <text:p>RDFOX</text:p>
                  </text:list-item>
                  <text:list-item>
                    <text:p>100k</text:p>
                  </text:list-item>
                </text:list>
                <draw:g>
                  <svg:desc>'Total ex time'.F63:'Total ex time'.F64</svg:desc>
                </draw:g>
              </table:table-cell>
              <table:table-cell office:value-type="string">
                <text:p>RDFOX 200k</text:p>
                <text:list>
                  <text:list-item>
                    <text:p>RDFOX</text:p>
                  </text:list-item>
                  <text:list-item>
                    <text:p>200k</text:p>
                  </text:list-item>
                </text:list>
                <draw:g>
                  <svg:desc>'Total ex time'.G63:'Total ex time'.G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'Total ex time'.A65:'Total ex time'.A68</svg:desc>
                </draw:g>
              </table:table-cell>
              <table:table-cell office:value-type="float" office:value="48.47">
                <text:p>48.47</text:p>
                <draw:g>
                  <svg:desc>'Total ex time'.B65:'Total ex time'.B68</svg:desc>
                </draw:g>
              </table:table-cell>
              <table:table-cell office:value-type="float" office:value="68.68">
                <text:p>68.68</text:p>
                <draw:g>
                  <svg:desc>'Total ex time'.C65:'Total ex time'.C68</svg:desc>
                </draw:g>
              </table:table-cell>
              <table:table-cell office:value-type="float" office:value="109.85">
                <text:p>109.85</text:p>
                <draw:g>
                  <svg:desc>'Total ex time'.D65:'Total ex time'.D68</svg:desc>
                </draw:g>
              </table:table-cell>
              <table:table-cell office:value-type="float" office:value="295.26">
                <text:p>295.26</text:p>
                <draw:g>
                  <svg:desc>'Total ex time'.E65:'Total ex time'.E68</svg:desc>
                </draw:g>
              </table:table-cell>
              <table:table-cell office:value-type="float" office:value="608">
                <text:p>608</text:p>
                <draw:g>
                  <svg:desc>'Total ex time'.F65:'Total ex time'.F68</svg:desc>
                </draw:g>
              </table:table-cell>
              <table:table-cell office:value-type="float" office:value="1207">
                <text:p>1207</text:p>
                <draw:g>
                  <svg:desc>'Total ex time'.G65:'Total ex time'.G68</svg:desc>
                </draw:g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53.52">
                <text:p>53.52</text:p>
              </table:table-cell>
              <table:table-cell office:value-type="float" office:value="74.93">
                <text:p>74.93</text:p>
              </table:table-cell>
              <table:table-cell office:value-type="float" office:value="116.36">
                <text:p>116.36</text:p>
              </table:table-cell>
              <table:table-cell office:value-type="float" office:value="316.87">
                <text:p>316.87</text:p>
              </table:table-cell>
              <table:table-cell office:value-type="float" office:value="616.63">
                <text:p>616.6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30k</text:p>
              </table:table-cell>
              <table:table-cell office:value-type="float" office:value="86.12">
                <text:p>86.12</text:p>
              </table:table-cell>
              <table:table-cell office:value-type="float" office:value="106.97">
                <text:p>106.97</text:p>
              </table:table-cell>
              <table:table-cell office:value-type="float" office:value="146.5">
                <text:p>146.5</text:p>
              </table:table-cell>
              <table:table-cell office:value-type="float" office:value="364.45">
                <text:p>364.45</text:p>
              </table:table-cell>
              <table:table-cell office:value-type="float" office:value="661">
                <text:p>66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111.119">
                <text:p>111.119</text:p>
              </table:table-cell>
              <table:table-cell office:value-type="float" office:value="132.129">
                <text:p>132.129</text:p>
              </table:table-cell>
              <table:table-cell office:value-type="float" office:value="172.69">
                <text:p>172.69</text:p>
              </table:table-cell>
              <table:table-cell office:value-type="float" office:value="380.58">
                <text:p>380.58</text:p>
              </table:table-cell>
              <table:table-cell office:value-type="float" office:value="684">
                <text:p>684</text:p>
              </table:table-cell>
              <table:table-cell office:value-type="float" office:value="1303.47">
                <text:p>1303.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